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468a1a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text-properties fo:font-size="13pt" style:font-size-asian="13pt" style:font-size-complex="13pt"/>
    </style:style>
    <style:style style:name="P7" style:family="paragraph" style:parent-style-name="normal">
      <style:paragraph-properties fo:line-height="115%"/>
    </style:style>
    <style:style style:name="P8" style:family="paragraph" style:parent-style-name="normal">
      <style:paragraph-properties fo:text-align="center" style:justify-single-word="false"/>
      <style:text-properties officeooo:rsid="0007008b" officeooo:paragraph-rsid="0007008b"/>
    </style:style>
    <style:style style:name="P9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0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11" style:family="paragraph" style:parent-style-name="normal" style:list-style-name="WWNum2">
      <style:paragraph-properties fo:margin-left="1.27cm" fo:margin-right="0cm" fo:line-height="150%" fo:text-indent="-0.635cm" style:auto-text-indent="false"/>
      <style:text-properties officeooo:paragraph-rsid="0007784d"/>
    </style:style>
    <style:style style:name="P12" style:family="paragraph" style:parent-style-name="normal" style:list-style-name="WWNum1">
      <style:paragraph-properties fo:margin-left="1.27cm" fo:margin-right="0cm" fo:text-indent="-0.635cm" style:auto-text-indent="false"/>
      <style:text-properties officeooo:rsid="000737ba" officeooo:paragraph-rsid="000737ba"/>
    </style:style>
    <style:style style:name="P13" style:family="paragraph" style:parent-style-name="normal">
      <style:paragraph-properties fo:margin-left="0cm" fo:margin-right="0cm" fo:text-indent="0cm" style:auto-text-indent="false"/>
    </style:style>
    <style:style style:name="P14" style:family="paragraph" style:parent-style-name="normal">
      <style:paragraph-properties fo:margin-left="0cm" fo:margin-right="0cm" fo:line-height="150%" fo:text-indent="0cm" style:auto-text-indent="false"/>
    </style:style>
    <style:style style:name="P15" style:family="paragraph" style:parent-style-name="normal" style:master-page-name="Standard">
      <style:paragraph-properties fo:text-align="center" style:justify-single-word="false" style:page-number="1"/>
      <style:text-properties officeooo:rsid="0007008b" officeooo:paragraph-rsid="0007008b"/>
    </style:style>
    <style:style style:name="P16" style:family="paragraph" style:parent-style-name="normal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008b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style:text-underline-style="solid" style:text-underline-width="auto" style:text-underline-color="font-color" officeooo:rsid="0007008b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officeooo:rsid="0007008b" style:font-size-asian="12pt" style:font-weight-asian="bold" style:font-size-complex="12pt"/>
    </style:style>
    <style:style style:name="T9" style:family="text">
      <style:text-properties officeooo:rsid="0007008b"/>
    </style:style>
    <style:style style:name="T10" style:family="text">
      <style:text-properties fo:color="#395511"/>
    </style:style>
    <style:style style:name="T11" style:family="text">
      <style:text-properties officeooo:rsid="000737ba"/>
    </style:style>
    <style:style style:name="T12" style:family="text">
      <style:text-properties officeooo:rsid="0007784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EDUARDA MUHLBEIER</text:span></text:p>
      <text:p text:style-name="P5"><text:span text:style-name="T3">(</text:span><text:span text:style-name="T4">046</text:span><text:span text:style-name="T3">) </text:span><text:span text:style-name="T4">98812-9175</text:span></text:p>
      <text:p text:style-name="P8"><text:span text:style-name="T6">e</text:span><text:span text:style-name="T5">duarda.muhlbeier@escola.pr.gov.br</text:span></text:p>
      <text:p text:style-name="P5"><text:span text:style-name="T3">Linkedin:</text:span> @seuperfil (se tiver)</text:p>
      <text:p text:style-name="normal"><draw:rect text:anchor-type="as-char" style:rel-width="100%" draw:z-index="0" draw:style-name="gr1" draw:text-style-name="P17" svg:width="16.511cm" svg:height="0.054cm"><text:p/></draw:rect></text:p>
      <text:p text:style-name="P6"/>
      <text:p text:style-name="P7"><text:span text:style-name="T7">OBJETIVO</text:span></text:p>
      <text:p text:style-name="P7"><text:span text:style-name="T7"/></text:p>
      <text:p text:style-name="P16">Objetivo: Atuar como desenvolvedora Front-end em uma empresa que valorize o trabalho em equipe e o desenvolvimento profissional. Possuo experiência em desenvolvimento de sites utilizando HTML e CSS e estou sempre buscando aprender novas tecnologias. Meu maior interesse é trabalhar em projetos que tenham impacto positivo na vida das pessoas.</text:p>
      <text:p text:style-name="P7"/>
      <text:p text:style-name="normal"/>
      <text:p text:style-name="normal"><text:span text:style-name="T7">FORMAÇÃO ACADÊMICA</text:span></text:p>
      <text:p text:style-name="normal"><text:span text:style-name="T9">Ensino Médio - Colégio Estadual Padre Reus EFM</text:span> – <text:span text:style-name="T9">(2023) – cursando </text:span></text:p>
      <text:p text:style-name="normal"/>
      <text:p text:style-name="normal"/>
      <text:p text:style-name="normal"><text:span text:style-name="T7">PROJE</text:span><text:span text:style-name="T8">TOS</text:span></text:p>
      <text:p text:style-name="normal"><text:span text:style-name="T8"/></text:p>
      <text:p text:style-name="P1"><text:span text:style-name="T9">Desenvolvimento de um site de Portfólio</text:span></text:p>
      <text:p text:style-name="P2">Descrição: O objetivo deste projeto foi criar um site de portfólio para que fosse possível exibir os projetos criados e disponibilizados no GitHub por meio de um site personalizado.Utilizei HTML, CSS e JavaScript para criar um layout criativo e moderno. O maior desafio foi garantir que o layout do site fosse responsivo para que pudesse ser acessado em qualquer tipo de dispositivo.</text:p>
      <text:p text:style-name="normal"><text:span text:style-name="T8"/></text:p>
      <text:p text:style-name="normal"><text:span text:style-name="T7">TECNOLOGIAS </text:span></text:p>
      <text:list xml:id="list3231597484" text:style-name="WWNum1">
        <text:list-item>
          <text:p text:style-name="P9">L<text:span text:style-name="T11">eia Paraná</text:span></text:p>
        </text:list-item>
        <text:list-item>
          <text:p text:style-name="P12">Alura – cursos</text:p>
        </text:list-item>
        <text:list-item>
          <text:p text:style-name="P12">Afiliagram</text:p>
        </text:list-item>
      </text:list>
      <text:p text:style-name="P13"/>
      <text:p text:style-name="P13"/>
      <text:p text:style-name="P13"><text:span text:style-name="T7">EXPERIÊNCIA PROFISSIONAL</text:span></text:p>
      <text:p text:style-name="P13"><text:span text:style-name="T3"/></text:p>
      <text:list xml:id="list1422785504" text:style-name="WWNum2">
        <text:list-item>
          <text:p text:style-name="P11"><text:span text:style-name="T12">Primeiro emprego/Aguardando</text:span></text:p>
        </text:list-item>
      </text:list>
      <text:p text:style-name="P13"/>
      <text:p text:style-name="P13"><text:span text:style-name="T7">CURSOS | CERTIFICAÇÕES</text:span></text:p>
      <text:p text:style-name="P13"><text:span text:style-name="T7"/></text:p>
      <text:p text:style-name="P4">Introdução ao HTML e CSS - ALURA (202<text:span text:style-name="T12">3</text:span>)</text:p>
      <text:p text:style-name="P3">Desenvolvimento Sites com JavaScript - ALURA (2023)</text:p>
      <text:p text:style-name="P13"><text:soft-page-break/>Nome do curso - Lugar onde fez - (ano de início - ano fim)</text:p>
      <text:p text:style-name="P13"/>
      <text:p text:style-name="P13"><text:span text:style-name="T7">IDIOMAS</text:span></text:p>
      <text:p text:style-name="P13"><text:span text:style-name="T12">Inglês Intermediário – Inglês Paraná, Inglês Professor, Duolinguo </text:span></text:p>
      <text:p text:style-name="P13"><text:span text:style-name="T3">Idioma</text:span> - lugar onde fez (ano de início - ano fim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08T08:52:47.782061048</dc:date>
    <meta:editing-duration>PT9M29S</meta:editing-duration>
    <meta:editing-cycles>1</meta:editing-cycles>
    <meta:document-statistic meta:table-count="0" meta:image-count="0" meta:object-count="0" meta:page-count="2" meta:paragraph-count="25" meta:word-count="206" meta:character-count="1357" meta:non-whitespace-character-count="1172"/>
  </office:meta>
</office:document-meta>
</file>